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6cm" fo:min-width="3.586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_33__20_Dashes_20_3_20_Dots_20__28_var_29_" svg:stroke-color="#000000" draw:fill="solid" draw:fill-color="#729fcf" draw:opacity="5%" draw:textarea-horizontal-align="justify" draw:textarea-vertical-align="middle" draw:auto-grow-height="false" fo:min-height="1.686cm" fo:min-width="5.78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729fcf" draw:opacity="5%"/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5.08cm" svg:x2="7.62cm" svg:y2="11.684cm">
          <text:p/>
        </draw:line>
        <draw:line draw:style-name="gr1" draw:text-style-name="P1" draw:layer="layout" svg:x1="12.72cm" svg:y1="5.08cm" svg:x2="12.7cm" svg:y2="11.684cm">
          <text:p/>
        </draw:line>
        <draw:line draw:style-name="gr1" draw:text-style-name="P1" draw:layer="layout" svg:x1="17.82cm" svg:y1="5.08cm" svg:x2="17.78cm" svg:y2="11.684cm">
          <text:p/>
        </draw:line>
        <draw:g>
          <svg:title>TexMaths</svg:title>
          <svg:desc>28§latex§\text{UE}§svg§600§TRUE§</svg:desc>
          <draw:polygon draw:style-name="gr2" draw:text-style-name="P2" draw:layer="layout" svg:width="1.405cm" svg:height="0.671cm" svg:x="6.858cm" svg:y="4.067cm" svg:viewBox="0 0 1406 672" draw:points="703,672 0,672 0,0 1406,0 1406,672">
            <text:p/>
          </draw:polygon>
          <draw:path draw:style-name="gr3" draw:text-style-name="P3" draw:layer="layout" svg:width="0.674cm" svg:height="0.696cm" svg:x="6.892cm" svg:y="4.064cm" svg:viewBox="0 0 675 697" svg:d="M543 448c0 140-95 218-190 218-48 0-163-25-163-213v-375c0-36 0-47 79-47h22v-31c-33 3-106 3-145 3-37 0-112 0-146-3v31h22c79 0 79 11 79 47v373c0 137 115 246 249 246 115 0 205-92 221-204 3-20 3-28 3-70v-317c0-30 0-75 101-75v-31c-36 0-84 3-118 3-33 0-81-3-117-3v31c103 0 103 47 103 73z">
            <text:p/>
          </draw:path>
          <draw:path draw:style-name="gr3" draw:text-style-name="P3" draw:layer="layout" svg:width="0.612cm" svg:height="0.671cm" svg:x="7.625cm" svg:y="4.067cm" svg:viewBox="0 0 613 672" svg:d="M101 593c0 37 0 48-79 48h-22v31h571l42-255h-25c-25 151-47 224-218 224h-132c-48 0-48-6-48-39v-263h90c95 0 107 30 107 114h25v-263h-25c0 87-12 118-107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11.9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12.0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12.5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7.1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7.1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7.9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0.7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0.7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.2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.5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.8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.2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.6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.9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3.3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3.7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4.5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4.9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5.2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5.5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5.8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6.1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9.3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9.3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9.8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0.1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20.4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0.8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1.2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1.5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21.9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22.3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3.1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3.5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3.8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4.1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4.4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4.7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5.443cm" svg:y="5.185cm" svg:viewBox="0 0 1187 640" draw:points="594,640 0,640 0,0 1187,0 1187,640">
            <text:p/>
          </draw:polygon>
          <draw:path draw:style-name="gr3" draw:text-style-name="P3" draw:layer="layout" svg:width="0.402cm" svg:height="0.385cm" svg:x="5.465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5.867cm" svg:y="5.6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6.089cm" svg:y="5.3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31cm" svg:y="5.183cm" svg:viewBox="0 0 80 149" svg:d="M77 27c0 0 3-6 3-11 0-10-10-16-18-16-12 0-16 10-17 13l-43 123c-2 3-2 5-2 5 0 5 13 8 13 8 1 0 3-2 5-5z">
            <text:p/>
          </draw:path>
        </draw:g>
        <draw:line draw:style-name="gr4" draw:text-style-name="P4" draw:layer="layout" svg:x1="7.62cm" svg:y1="5.95cm" svg:x2="12.72cm" svg:y2="5.95cm">
          <text:p/>
        </draw:line>
        <draw:line draw:style-name="gr4" draw:text-style-name="P4" draw:layer="layout" svg:x1="12.72cm" svg:y1="7.366cm" svg:x2="7.62cm" svg:y2="7.366cm">
          <text:p/>
        </draw:line>
        <draw:line draw:style-name="gr4" draw:text-style-name="P4" draw:layer="layout" svg:x1="17.82cm" svg:y1="7.366cm" svg:x2="12.72cm" svg:y2="7.366cm">
          <text:p/>
        </draw:line>
        <draw:line draw:style-name="gr4" draw:text-style-name="P4" draw:layer="layout" svg:x1="12.72cm" svg:y1="8.636cm" svg:x2="17.82cm" svg:y2="8.636cm">
          <text:p/>
        </draw:line>
        <draw:custom-shape draw:style-name="gr5" draw:text-style-name="P5" draw:layer="layout" svg:width="5.1cm" svg:height="1.27cm" svg:x="7.62cm" svg:y="7.974cm">
          <text:p text:style-name="P4"><text:span text:style-name="T1">AK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16§latex§$P,P^{'},P^{''}$§svg§600§TRUE§</svg:desc>
          <draw:polygon draw:style-name="gr2" draw:text-style-name="P2" draw:layer="layout" svg:width="2.178cm" svg:height="0.639cm" svg:x="20.444cm" svg:y="7.386cm" svg:viewBox="0 0 2179 640" draw:points="1090,640 0,640 0,0 2179,0 2179,640">
            <text:p/>
          </draw:polygon>
          <draw:path draw:style-name="gr3" draw:text-style-name="P3" draw:layer="layout" svg:width="0.402cm" svg:height="0.385cm" svg:x="20.466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8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2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735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959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2.399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2.524cm" svg:y="7.3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\text{Inquires IMSI}§svg§600§TRUE§</svg:desc>
          <draw:polygon draw:style-name="gr2" draw:text-style-name="P2" draw:layer="layout" svg:width="3.383cm" svg:height="0.492cm" svg:x="8.654cm" svg:y="5.294cm" svg:viewBox="0 0 3384 493" draw:points="1691,493 0,493 0,0 3384,0 3384,493">
            <text:p/>
          </draw:polygon>
          <draw:path draw:style-name="gr3" draw:text-style-name="P3" draw:layer="layout" svg:width="0.172cm" svg:height="0.385cm" svg:x="8.67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284cm" svg:height="0.249cm" svg:x="8.875cm" svg:y="5.4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77cm" svg:height="0.359cm" svg:x="9.187cm" svg:y="5.429cm" svg:viewBox="0 0 278 360" svg:d="M195 216v101c0 26-6 26-43 26v17c19-1 48-3 62-3 16 0 45 2 64 3v-17c-36 0-43 0-43-26v-317h-13l-22 51c-6-16-30-51-75-51-66 0-125 54-125 128 0 70 54 128 120 128 40 0 64-24 75-40zM197 93v80c0 17-10 33-23 48-6 8-25 22-51 22-41 0-77-49-77-115 0-67 40-114 82-114 46 0 69 50 69 79z">
            <text:p/>
          </draw:path>
          <draw:path draw:style-name="gr3" draw:text-style-name="P3" draw:layer="layout" svg:width="0.284cm" svg:height="0.255cm" svg:x="9.481cm" svg:y="5.429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21cm" svg:height="0.377cm" svg:x="9.793cm" svg:y="5.301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9cm" svg:height="0.249cm" svg:x="9.945cm" svg:y="5.4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10.166cm" svg:y="5.4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5cm" svg:height="0.258cm" svg:x="10.417cm" svg:y="5.42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2cm" svg:height="0.385cm" svg:x="10.822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474cm" svg:height="0.385cm" svg:x="11.03cm" svg:y="5.293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25cm" svg:height="0.41cm" svg:x="11.555cm" svg:y="5.28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3-89-31-34-32-36-67-36-88-1-4-4-4-6-4-8 0-8 3-8 12v114c0 10 0 14 6 14 4 0 5-1 8-8 0 0 2-1 21-32 18 20 55 40 104 40 66 0 112-56 112-118 0-56-38-103-85-114z">
            <text:p/>
          </draw:path>
          <draw:path draw:style-name="gr3" draw:text-style-name="P3" draw:layer="layout" svg:width="0.172cm" svg:height="0.385cm" svg:x="11.849cm" svg:y="5.293cm" svg:viewBox="0 0 173 386" svg:d="M112 45c0-21 2-27 46-27h15v-18c-19 2-64 2-87 2-22 0-67 0-86-2v18h14c45 0 47 6 47 27v298c0 19-2 25-47 25h-14v18c19-2 64-2 86-2 23 0 68 0 87 2v-18h-15c-44 0-46-6-46-2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9.719cm" svg:y="6.609cm" svg:viewBox="0 0 634 597" draw:points="317,597 0,597 0,0 634,0 634,597">
            <text:p/>
          </draw:polygon>
          <draw:path draw:style-name="gr3" draw:text-style-name="P3" draw:layer="layout" svg:width="0.453cm" svg:height="0.433cm" svg:x="9.744cm" svg:y="6.772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0.241cm" svg:y="6.607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14.919cm" svg:y="6.61cm" svg:viewBox="0 0 634 597" draw:points="317,597 0,597 0,0 634,0 634,597">
            <text:p/>
          </draw:polygon>
          <draw:path draw:style-name="gr3" draw:text-style-name="P3" draw:layer="layout" svg:width="0.453cm" svg:height="0.433cm" svg:x="14.944cm" svg:y="6.773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5.441cm" svg:y="6.608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1.186cm" svg:height="0.639cm" svg:x="20.445cm" svg:y="5.085cm" svg:viewBox="0 0 1187 640" draw:points="594,640 0,640 0,0 1187,0 1187,640">
            <text:p/>
          </draw:polygon>
          <draw:path draw:style-name="gr3" draw:text-style-name="P3" draw:layer="layout" svg:width="0.402cm" svg:height="0.385cm" svg:x="20.467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20.869cm" svg:y="5.555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091cm" svg:y="5.23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533cm" svg:y="5.08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If SMC received: $P^{'},P^{''}$§svg§600§TRUE§</svg:desc>
          <draw:polygon draw:style-name="gr2" draw:text-style-name="P2" draw:layer="layout" svg:width="5.898cm" svg:height="0.639cm" svg:x="0.844cm" svg:y="10.286cm" svg:viewBox="0 0 5899 640" draw:points="2950,640 0,640 0,0 5899,0 5899,640">
            <text:p/>
          </draw:polygon>
          <draw:path draw:style-name="gr3" draw:text-style-name="P3" draw:layer="layout" svg:width="0.172cm" svg:height="0.385cm" svg:x="0.86cm" svg:y="10.4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1.065cm" svg:y="10.4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25cm" svg:height="0.41cm" svg:x="1.436cm" svg:y="10.418cm" svg:viewBox="0 0 251 411" svg:d="M166 179l-73-17c-35-8-56-39-56-72 0-40 30-74 73-74 95 0 108 93 111 118 1 4 1 7 8 7 6 0 6-3 6-15v-113c0-10 0-13-6-13-3 0-5 0-8 8l-19 32c-18-18-42-40-92-40-62 0-110 50-110 109 0 48 30 88 74 104 6 2 35 10 75 19 16 3 32 8 48 29 13 14 17 32 17 51 0 40-28 82-75 82-17 0-59-3-89-31-34-32-36-67-36-88-1-4-4-4-6-4-8 0-8 3-8 12v114c0 10 0 14 6 14 4 0 5-1 8-8 0 0 2-1 21-32 18 20 55 40 104 40 66 0 112-56 112-118 0-56-38-102-85-114z">
            <text:p/>
          </draw:path>
          <draw:path draw:style-name="gr3" draw:text-style-name="P3" draw:layer="layout" svg:width="0.474cm" svg:height="0.385cm" svg:x="1.737cm" svg:y="10.431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343cm" svg:height="0.41cm" svg:x="2.262cm" svg:y="10.418cm" svg:viewBox="0 0 344 411" svg:d="M0 205c0 117 91 206 197 206 91 0 147-80 147-144 0-6 0-9-8-9-5 0-5 3-6 8-5 81-64 128-127 128-33 0-145-19-145-189 0-168 110-187 145-187 61 0 112 51 123 134 0 6 0 10 8 10 10 0 10-4 10-15v-134c0-10 0-13-6-13-2 0-5 0-10 6l-27 42c-21-19-50-48-104-48-106 0-197 90-197 205z">
            <text:p/>
          </draw:path>
          <draw:path draw:style-name="gr3" draw:text-style-name="P3" draw:layer="layout" svg:width="0.189cm" svg:height="0.249cm" svg:x="2.838cm" svg:y="10.567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3.057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215cm" svg:height="0.258cm" svg:x="3.31cm" svg:y="10.563cm" svg:viewBox="0 0 216 259" svg:d="M46 130c0-92 47-116 77-116 5 0 42 0 61 21-22 2-27 19-27 26 0 14 11 25 27 25 14 0 26-9 26-25 0-39-44-61-87-61-70 0-123 61-123 131 0 72 56 128 122 128 76 0 94-67 94-73 0-5-6-5-8-5-5 0-6 2-6 5-18 53-55 59-76 59-28 0-80-24-80-115z">
            <text:p/>
          </draw:path>
          <draw:path draw:style-name="gr3" draw:text-style-name="P3" draw:layer="layout" svg:width="0.218cm" svg:height="0.258cm" svg:x="3.554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121cm" svg:height="0.377cm" svg:x="3.807cm" svg:y="10.4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6cm" svg:height="0.249cm" svg:x="3.954cm" svg:y="10.572cm" svg:viewBox="0 0 277 250" svg:d="M224 56c5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18cm" svg:height="0.258cm" svg:x="4.239cm" svg:y="10.563cm" svg:viewBox="0 0 219 259" svg:d="M48 110c3-83 51-97 70-97 58 0 64 77 64 97zM46 123h159c13 0 14 0 14-13 0-56-30-110-101-110-65 0-118 58-118 130 0 75 59 129 125 129 69 0 94-62 94-73 0-5-5-7-8-7-5 0-5 4-6 8-21 58-71 58-77 58-29 0-51-16-64-37-18-27-18-66-18-85z">
            <text:p/>
          </draw:path>
          <draw:path draw:style-name="gr3" draw:text-style-name="P3" draw:layer="layout" svg:width="0.277cm" svg:height="0.398cm" svg:x="4.492cm" svg:y="10.4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4.833cm" svg:y="10.5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212cm" svg:y="10.4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5.653cm" svg:y="10.2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5.857cm" svg:y="10.7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079cm" svg:y="10.4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521cm" svg:y="10.2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6.644cm" svg:y="10.2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AV$ §svg§600§TRUE§</svg:desc>
          <draw:polygon draw:style-name="gr2" draw:text-style-name="P2" draw:layer="layout" svg:width="0.873cm" svg:height="0.383cm" svg:x="14.732cm" svg:y="7.985cm" svg:viewBox="0 0 874 384" draw:points="437,384 0,384 0,0 874,0 874,384">
            <text:p/>
          </draw:polygon>
          <draw:path draw:style-name="gr3" draw:text-style-name="P3" draw:layer="layout" svg:width="0.386cm" svg:height="0.404cm" svg:x="14.751cm" svg:y="7.966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4-7-12-7-36 0-36-5-37-21l-34-353c-1-11-1-13-11-13s-11 3-14 10zM149 256l112-186 18 186z">
            <text:p/>
          </draw:path>
          <draw:path draw:style-name="gr3" draw:text-style-name="P3" draw:layer="layout" svg:width="0.402cm" svg:height="0.397cm" svg:x="15.183cm" svg:y="7.984cm" svg:viewBox="0 0 403 398" svg:d="M323 64c28-43 52-45 72-46 7 0 8-10 8-12 0-4-3-6-8-6-14 0-30 2-46 2-19 0-38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$E(P^{''})$ is in $AV$§svg§600§TRUE§</svg:desc>
          <draw:polygon draw:style-name="gr2" draw:text-style-name="P2" draw:layer="layout" svg:width="3.901cm" svg:height="0.669cm" svg:x="13.399cm" svg:y="8.786cm" svg:viewBox="0 0 3902 670" draw:points="1952,670 0,670 0,0 3902,0 3902,670">
            <text:p/>
          </draw:polygon>
          <draw:path draw:style-name="gr3" draw:text-style-name="P3" draw:layer="layout" svg:width="0.409cm" svg:height="0.383cm" svg:x="13.42cm" svg:y="8.933cm" svg:viewBox="0 0 410 384" svg:d="M378 253c1-3 3-7 3-8 0-2 0-7-7-7-4 0-6 4-8 7-36 83-57 121-153 121h-82c-8 0-9 0-13 0-6-1-8-1-8-6 0-2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3-6 27-51 27-10 0-16 0-16 12 0 6 5 6 16 6h293c13 0 13 0 17-10z">
            <text:p/>
          </draw:path>
          <draw:path draw:style-name="gr3" draw:text-style-name="P3" draw:layer="layout" svg:width="0.132cm" svg:height="0.562cm" svg:x="13.901cm" svg:y="8.89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3" draw:text-style-name="P3" draw:layer="layout" svg:width="0.402cm" svg:height="0.385cm" svg:x="14.085cm" svg:y="8.931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14.527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14.65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32cm" svg:height="0.562cm" svg:x="14.837cm" svg:y="8.89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3" draw:text-style-name="P3" draw:layer="layout" svg:width="0.121cm" svg:height="0.377cm" svg:x="15.229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15.384cm" svg:y="9.06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21cm" svg:height="0.377cm" svg:x="15.792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84cm" svg:height="0.249cm" svg:x="15.948cm" svg:y="9.06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6cm" svg:height="0.404cm" svg:x="16.448cm" svg:y="8.912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5-7-13-7-35 0-35-5-36-21l-34-353c-2-11-2-13-11-13-10 0-11 3-15 10zM149 256l112-186 17 186z">
            <text:p/>
          </draw:path>
          <draw:path draw:style-name="gr3" draw:text-style-name="P3" draw:layer="layout" svg:width="0.402cm" svg:height="0.397cm" svg:x="16.88cm" svg:y="8.931cm" svg:viewBox="0 0 403 398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line draw:style-name="gr4" draw:text-style-name="P4" draw:layer="layout" svg:x1="7.634cm" svg:y1="10.55cm" svg:x2="12.734cm" svg:y2="10.55cm">
          <text:p/>
        </draw:line>
        <draw:g>
          <svg:title>TexMaths</svg:title>
          <svg:desc>16§latex§SMC§svg§600§TRUE§</svg:desc>
          <draw:polygon draw:style-name="gr2" draw:text-style-name="P2" draw:layer="layout" svg:width="1.229cm" svg:height="0.383cm" svg:x="9.423cm" svg:y="9.879cm" svg:viewBox="0 0 1230 384" draw:points="616,384 0,384 0,0 1230,0 1230,384">
            <text:p/>
          </draw:polygon>
          <draw:path draw:style-name="gr3" draw:text-style-name="P3" draw:layer="layout" svg:width="0.25cm" svg:height="0.41cm" svg:x="9.455cm" svg:y="9.865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1-75 81-17 0-59-3-89-30-34-32-36-67-36-88-1-5-4-5-6-5-8 0-8 3-8 13v114c0 9 0 14 6 14 4 0 5-2 8-8 0 0 2-2 21-32 18 19 55 40 104 40 66 0 112-56 112-118 0-56-38-103-85-114z">
            <text:p/>
          </draw:path>
          <draw:path draw:style-name="gr3" draw:text-style-name="P3" draw:layer="layout" svg:width="0.474cm" svg:height="0.384cm" svg:x="9.756cm" svg:y="9.878cm" svg:viewBox="0 0 475 385" svg:d="M115 13c-5-13-6-13-19-13h-96v18h13c45 0 45 6 45 27v281c0 16 0 42-58 42v17c19 0 48-1 66-1 19 0 46 1 67 1v-17c-59 0-59-26-59-42v-304h1l136 351c2 8 5 12 11 12 5 0 8-4 10-11l139-356v324c0 19-2 26-45 26h-13v17c21-1 60-1 82-1 21 0 59 0 80 1v-17h-14c-44 0-44-7-44-26v-297c0-21 0-27 44-27h14v-18h-96c-14 0-14 0-18 11l-124 317z">
            <text:p/>
          </draw:path>
          <draw:path draw:style-name="gr3" draw:text-style-name="P3" draw:layer="layout" svg:width="0.343cm" svg:height="0.41cm" svg:x="10.279cm" svg:y="9.865cm" svg:viewBox="0 0 344 411" svg:d="M0 205c0 116 91 206 197 206 91 0 147-80 147-144 0-6 0-10-8-10-5 0-5 4-7 8-4 82-63 128-126 128-33 0-145-19-145-188 0-168 110-187 145-187 61 0 112 51 123 134 0 6 0 10 8 10 10 0 10-4 10-15v-134c0-10 0-13-7-13-1 0-4 0-8 6l-28 42c-21-19-50-48-104-48-106 0-197 90-197 205z">
            <text:p/>
          </draw:path>
        </draw:g>
        <draw:line draw:style-name="gr6" draw:text-style-name="P1" draw:layer="layout" svg:x1="12.72cm" svg:y1="10.922cm" svg:x2="17.82cm" svg:y2="10.922cm">
          <text:p/>
        </draw:line>
        <draw:g>
          <svg:title>TexMaths</svg:title>
          <svg:desc>16§latex§Location update§svg§600§TRUE§</svg:desc>
          <draw:polygon draw:style-name="gr2" draw:text-style-name="P2" draw:layer="layout" svg:width="4.025cm" svg:height="0.498cm" svg:x="13.09cm" svg:y="10.335cm" svg:viewBox="0 0 4026 499" draw:points="2013,499 0,499 0,0 4026,0 4026,499">
            <text:p/>
          </draw:polygon>
          <draw:path draw:style-name="gr3" draw:text-style-name="P3" draw:layer="layout" svg:width="0.309cm" svg:height="0.384cm" svg:x="13.109cm" svg:y="10.339cm" svg:viewBox="0 0 310 385" svg:d="M310 240h-14c-6 57-14 128-114 128h-46c-26 0-27-3-27-23v-300c0-19 0-27 53-27h19v-18c-21 2-72 2-95 2-22 0-67 0-86-2v18h13c45 0 45 6 45 27v297c0 19 0 26-45 26h-13v17h294z">
            <text:p/>
          </draw:path>
          <draw:path draw:style-name="gr3" draw:text-style-name="P3" draw:layer="layout" svg:width="0.25cm" svg:height="0.258cm" svg:x="13.456cm" svg:y="10.472cm" svg:viewBox="0 0 251 259" svg:d="M251 133c0-74-57-133-125-133-72 0-126 62-126 133 0 72 59 126 125 126 69 0 126-54 126-126zM126 245c-25 0-49-12-65-37-15-26-15-59-15-80 0-22 0-53 15-78 14-26 41-37 64-37 25 0 49 13 64 37 14 24 14 56 14 78 0 21 0 51-11 75-13 26-38 42-66 42z">
            <text:p/>
          </draw:path>
          <draw:path draw:style-name="gr3" draw:text-style-name="P3" draw:layer="layout" svg:width="0.215cm" svg:height="0.258cm" svg:x="13.756cm" svg:y="10.472cm" svg:viewBox="0 0 216 259" svg:d="M46 129c0-91 47-115 77-115 5 0 42 0 61 21-22 2-27 19-27 26 0 14 11 25 27 25 14 0 26-9 26-25 0-39-44-61-87-61-70 0-123 61-123 131 0 72 56 128 122 128 76 0 94-67 94-74 0-4-6-4-8-4-5 0-6 1-6 4-18 53-55 60-76 60-28 0-80-24-80-116z">
            <text:p/>
          </draw:path>
          <draw:path draw:style-name="gr3" draw:text-style-name="P3" draw:layer="layout" svg:width="0.255cm" svg:height="0.258cm" svg:x="14.008cm" svg:y="10.472cm" svg:viewBox="0 0 256 259" svg:d="M165 211c1 22 17 46 45 46 11 0 46-8 46-54v-32h-14v32c0 32-15 37-21 37-19 0-21-26-21-29v-113c0-24 0-45-21-68-22-20-49-30-77-30-46 0-86 27-86 64 0 18 11 27 27 27 15 0 26-11 26-27 0-6-3-26-29-26 14-19 43-25 61-25 27 0 59 22 59 72v21c-29 1-67 3-104 20-42 19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4.276cm" svg:y="10.378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3" draw:layer="layout" svg:width="0.121cm" svg:height="0.376cm" svg:x="14.501cm" svg:y="10.347cm" svg:viewBox="0 0 122 377" svg:d="M82 128l-80 6v18c38 0 43 3 43 30v152c0 26-7 26-45 26v17c18 0 50-1 62-1 21 0 40 1 60 1v-17c-37 0-40-3-40-24zM85 30c0-19-15-30-31-30-17 0-30 16-30 30 0 15 13 29 30 29 16 0 31-11 31-29z">
            <text:p/>
          </draw:path>
          <draw:path draw:style-name="gr3" draw:text-style-name="P3" draw:layer="layout" svg:width="0.25cm" svg:height="0.258cm" svg:x="14.655cm" svg:y="10.472cm" svg:viewBox="0 0 251 259" svg:d="M251 133c0-74-57-133-125-133-72 0-126 62-126 133 0 72 59 126 125 126 69 0 126-54 126-126zM126 245c-25 0-49-12-65-37-15-26-15-59-15-80 0-22 0-53 15-78 14-26 41-37 64-37 25 0 49 13 64 37 14 24 14 56 14 78 0 21 0 51-11 75-13 26-38 42-66 42z">
            <text:p/>
          </draw:path>
          <draw:path draw:style-name="gr3" draw:text-style-name="P3" draw:layer="layout" svg:width="0.284cm" svg:height="0.248cm" svg:x="14.937cm" svg:y="10.475cm" svg:viewBox="0 0 285 249" svg:d="M45 56v150c0 26-7 26-45 26v17c19 0 48-1 64-1 14 0 45 1 64 1v-17c-38 0-45 0-45-26v-104c0-57 40-89 77-89 35 0 42 30 42 62v131c0 26-7 26-45 26v17c21 0 49-1 64-1 14 0 45 1 64 1v-17c-31 0-43 0-45-16v-109c0-48 0-65-18-86-8-10-25-21-59-21-41 0-67 24-83 59v-59l-80 6v18c40 0 45 3 45 32z">
            <text:p/>
          </draw:path>
          <draw:path draw:style-name="gr3" draw:text-style-name="P3" draw:layer="layout" svg:width="0.284cm" svg:height="0.255cm" svg:x="15.436cm" svg:y="10.475cm" svg:viewBox="0 0 285 256" svg:d="M203 205v51l82-7v-17c-40 0-45-3-45-31v-201l-83 6v18c40 0 45 3 45 32v101c0 48-28 86-69 86-48 0-50-26-50-56v-187l-83 6v18c45 0 45 2 45 51v85c0 45 0 96 85 96 32 0 57-16 73-51z">
            <text:p/>
          </draw:path>
          <draw:path draw:style-name="gr3" draw:text-style-name="P3" draw:layer="layout" svg:width="0.277cm" svg:height="0.359cm" svg:x="15.745cm" svg:y="10.475cm" svg:viewBox="0 0 278 360" svg:d="M82 37v-37l-82 6v18c40 0 45 3 45 27v266c0 25-7 25-45 25v18c19-2 48-3 64-3 14 0 43 1 64 3v-18c-38 0-45 0-45-25v-96-5c3 9 27 40 69 40 69 0 126-56 126-128s-54-128-118-128c-43 0-67 26-78 37zM83 185v-126c16-29 45-45 74-45 40 0 75 50 75 114 0 69-40 115-82 115-22 0-44-11-59-34-8-12-8-12-8-24z">
            <text:p/>
          </draw:path>
          <draw:path draw:style-name="gr3" draw:text-style-name="P3" draw:layer="layout" svg:width="0.277cm" svg:height="0.397cm" svg:x="16.074cm" svg:y="10.333cm" svg:viewBox="0 0 278 398" svg:d="M195 360v38l83-6v-18c-38 0-43-5-43-32v-342l-81 6v18c40 0 43 3 43 32v121c-16-20-40-35-71-35-67 0-126 56-126 128s56 128 120 128c37 0 61-19 75-38zM195 209v116c0 11 0 11-6 20-16 28-42 40-66 40-25 0-46-14-59-36-16-23-18-55-18-79 0-21 2-54 18-80 13-17 34-35 64-35 21 0 43 8 61 34 6 9 6 11 6 20z">
            <text:p/>
          </draw:path>
          <draw:path draw:style-name="gr3" draw:text-style-name="P3" draw:layer="layout" svg:width="0.253cm" svg:height="0.258cm" svg:x="16.391cm" svg:y="10.472cm" svg:viewBox="0 0 254 259" svg:d="M165 211c1 22 17 46 43 46 13 0 46-8 46-54v-32h-12v32c0 32-15 37-21 37-19 0-21-26-21-29v-113c0-24 0-45-21-68-22-20-49-30-77-30-46 0-86 27-86 64 0 18 11 27 27 27 15 0 26-11 26-27 0-6-3-26-29-26 14-19 43-25 61-25 27 0 59 22 59 72v21c-29 1-67 3-104 20-42 19-56 48-56 74 0 45 54 59 91 59s63-22 74-48zM160 118v56c0 55-40 74-66 74-27 0-51-21-51-50 0-30 24-76 117-80z">
            <text:p/>
          </draw:path>
          <draw:path draw:style-name="gr3" draw:text-style-name="P3" draw:layer="layout" svg:width="0.177cm" svg:height="0.352cm" svg:x="16.658cm" svg:y="10.378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3" draw:layer="layout" svg:width="0.218cm" svg:height="0.258cm" svg:x="16.881cm" svg:y="10.472cm" svg:viewBox="0 0 219 259" svg:d="M48 110c3-83 51-97 70-97 58 0 64 77 64 97zM46 123h159c13 0 14 0 14-13 0-56-30-110-101-110-65 0-118 58-118 129 0 76 59 130 125 130 69 0 94-62 94-74 0-4-5-6-8-6-5 0-5 3-6 8-21 58-71 58-77 58-29 0-51-16-64-37-18-27-18-66-18-85z">
            <text:p/>
          </draw:path>
        </draw:g>
        <draw:g>
          <svg:title>TexMaths</svg:title>
          <svg:desc>16§latex§for $P^{'}$§svg§600§TRUE§</svg:desc>
          <draw:polygon draw:style-name="gr2" draw:text-style-name="P2" draw:layer="layout" svg:width="1.42cm" svg:height="0.531cm" svg:x="14.67cm" svg:y="11.005cm" svg:viewBox="0 0 1421 532" draw:points="711,532 0,532 0,0 1421,0 1421,532">
            <text:p/>
          </draw:polygon>
          <draw:path draw:style-name="gr3" draw:text-style-name="P3" draw:layer="layout" svg:width="0.183cm" svg:height="0.398cm" svg:x="14.689cm" svg:y="11.13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25cm" svg:height="0.258cm" svg:x="14.857cm" svg:y="11.282cm" svg:viewBox="0 0 251 259" svg:d="M251 133c0-74-57-133-125-133-72 0-126 62-126 133 0 72 59 126 125 126 69 0 126-54 126-126zM126 245c-25 0-49-11-65-37-15-25-15-59-15-80 0-22 0-53 15-78 14-26 41-37 64-37 25 0 49 13 64 37 14 24 14 56 14 78 0 21 0 51-11 75-13 26-38 42-66 42z">
            <text:p/>
          </draw:path>
          <draw:path draw:style-name="gr3" draw:text-style-name="P3" draw:layer="layout" svg:width="0.189cm" svg:height="0.249cm" svg:x="15.137cm" svg:y="11.286cm" svg:viewBox="0 0 190 250" svg:d="M78 62v-62l-78 6v18c40 0 45 3 45 32v151c0 25-7 25-45 25v18c22 0 48-2 64-2 24 0 50 0 72 2v-18h-11c-42 0-43-6-43-25v-89c0-56 24-105 67-105 3 0 5 0 6 0-1 0-13 8-13 22 0 16 12 24 24 24 10 0 24-6 24-24 0-19-17-35-41-35-42 0-63 38-71 62z">
            <text:p/>
          </draw:path>
          <draw:path draw:style-name="gr3" draw:text-style-name="P3" draw:layer="layout" svg:width="0.402cm" svg:height="0.385cm" svg:x="15.55cm" svg:y="11.15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1-33 91-27 26-63 29-87 29h-80z">
            <text:p/>
          </draw:path>
          <draw:path draw:style-name="gr3" draw:text-style-name="P3" draw:layer="layout" svg:width="0.079cm" svg:height="0.148cm" svg:x="15.992cm" svg:y="11.003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P^{'},P^{''}$§svg§600§TRUE§</svg:desc>
          <draw:polygon draw:style-name="gr2" draw:text-style-name="P2" draw:layer="layout" svg:width="1.553cm" svg:height="0.639cm" svg:x="20.445cm" svg:y="10.486cm" svg:viewBox="0 0 1554 640" draw:points="778,640 0,640 0,0 1554,0 1554,640">
            <text:p/>
          </draw:polygon>
          <draw:path draw:style-name="gr3" draw:text-style-name="P3" draw:layer="layout" svg:width="0.402cm" svg:height="0.385cm" svg:x="20.467cm" svg:y="10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0.909cm" svg:y="10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111cm" svg:y="10.9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335cm" svg:y="10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777cm" svg:y="10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1.9cm" svg:y="10.484cm" svg:viewBox="0 0 80 149" svg:d="M77 27c0 0 3-6 3-11 0-10-10-16-18-16-12 0-16 10-17 13l-43 123c-2 3-2 5-2 5 0 5 13 8 13 8 1 0 3-2 5-5z">
            <text:p/>
          </draw:path>
        </draw:g>
        <draw:custom-shape draw:style-name="gr7" draw:text-style-name="P6" draw:layer="layout" svg:width="8.89cm" svg:height="2.736cm" svg:x="8.382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3.716cm" svg:height="0.853cm" svg:x="5.828cm" svg:y="12.455cm">
          <draw:text-box>
            <text:p text:style-name="P7"><text:span text:style-name="T2">A</text:span><text:span text:style-name="T2">n </text:span><text:span text:style-name="T2">S</text:span><text:span text:style-name="T2">N </text:span><text:span text:style-name="T2">a</text:span><text:span text:style-name="T2">bl</text:span><text:span text:style-name="T2">e </text:span><text:span text:style-name="T2">t</text:span><text:span text:style-name="T2">o </text:span><text:span text:style-name="T2">s</text:span><text:span text:style-name="T2">e</text:span><text:span text:style-name="T2">n</text:span><text:span text:style-name="T2">d </text:span><text:span text:style-name="T2">S</text:span><text:span text:style-name="T2">M</text:span><text:span text:style-name="T2">C </text:span><text:span text:style-name="T2">is </text:span><text:span text:style-name="T2">tr</text:span><text:span text:style-name="T2">u</text:span><text:span text:style-name="T2">s</text:span><text:span text:style-name="T2">t</text:span><text:span text:style-name="T2">e</text:span><text:span text:style-name="T2">d </text:span><text:span text:style-name="T2">t</text:span><text:span text:style-name="T2">o </text:span><text:span text:style-name="T2">s</text:span><text:span text:style-name="T2">e</text:span><text:span text:style-name="T2">n</text:span><text:span text:style-name="T2">d </text:span><text:span text:style-name="T2">lo</text:span><text:span text:style-name="T2">c</text:span><text:span text:style-name="T2">a</text:span><text:span text:style-name="T2">ti</text:span><text:span text:style-name="T2">o</text:span><text:span text:style-name="T2">n </text:span><text:span text:style-name="T2">u</text:span><text:span text:style-name="T2">p</text:span><text:span text:style-name="T2">d</text:span><text:span text:style-name="T2">a</text:span><text:span text:style-name="T2">t</text:span><text:span text:style-name="T2">e </text:span><text:span text:style-name="T2">t</text:span><text:span text:style-name="T2">o </text:span><text:span text:style-name="T2">H</text:span><text:span text:style-name="T2">N</text:span></text:p>
          </draw:text-box>
        </draw:frame>
        <draw:line draw:style-name="gr9" draw:text-style-name="P1" draw:layer="layout" svg:x1="12.854cm" svg:y1="12.092cm" svg:x2="12.854cm" svg:y2="12.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6-12T22:32:34.225315803</dc:date>
    <meta:editing-duration>PT10H45M3S</meta:editing-duration>
    <meta:editing-cycles>5</meta:editing-cycles>
    <meta:generator>LibreOffice/5.1.6.2$Linux_X86_64 LibreOffice_project/10m0$Build-2</meta:generator>
    <meta:document-statistic meta:object-count="202"/>
  </office:meta>
</office:document-meta>
</file>